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9.02 11:53   |   <text:a xlink:type="simple" xlink:href="http://palinfo.habago.org/Entry?Command=Information_PrintForum&amp;iPage=3#FORUM37841"><text:span text:style-name="T1">#</text:span></text:a></text:p>
      <text:p text:style-name="P2">卡韓政變 (159)：四十年的舊戲碼何日方休？ <text:line-break/><text:line-break/>陳真 2019.09.02. <text:line-break/><text:line-break/><text:line-break/>四十年前，我從台南北上念高中，每天都會經過台北火車站或是台北公館這一帶。那時是美麗島事件發生前後，地下道也有一整排所謂 "民主牆"，跟底下這個差不多： <text:line-break/><text:line-break/>https://bit.ly/2ZL7hXe <text:line-break/><text:line-break/>那時候，每天都可看到一大堆一看就知道是腦殘的學生或成年人，臉上帶著一種興奮詭異的凜然表情，在牆上寫下感人字句，表明堅決捍衛民主自由的偉大決心。每天放學經過，我常仔細觀察這些人的表情，察看他們寫下哪些蠢話。 <text:line-break/><text:line-break/>當年的蔣家政權，在美國的吹捧下，成為台灣人(特別是台灣年輕人心目中)世界民主的燈塔，而蔣家則是世界的偉人，民主世界的偉大領袖。至於黨外，則是破壞民主自由的陰謀份子，眾人皆曰可殺，民主牆上經常可見 "不容破壞民主自由"、 "槍斃叛國賊" 的標語口號。 <text:line-break/><text:line-break/>兩年後，我加入叛國賊的行列，掛牌成為一個黨外人士，能文能武，無役不與，但一切痛苦似乎都白費。一直到今天，人們依舊演出同樣戲碼，只是主角換了人，但劇情一樣，連台詞都一字不改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